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80000000805F442DC6.png" manifest:media-type=""/>
  <manifest:file-entry manifest:full-path="Pictures/100000000000027000000196EC4AFF3A.png" manifest:media-type=""/>
  <manifest:file-entry manifest:full-path="Pictures/1000020100000140000001401331E3A2.png" manifest:media-type=""/>
  <manifest:file-entry manifest:full-path="Pictures/10000201000003AF000002125DD1314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pr1" style:family="presentation" style:parent-style-name="AbstractYellow-title">
      <style:graphic-properties draw:auto-grow-height="true" fo:min-height="2.6cm"/>
    </style:style>
    <style:style style:name="pr2" style:family="presentation" style:parent-style-name="AbstractYellow-notes">
      <style:graphic-properties draw:fill-color="#ffffff" draw:auto-grow-height="true" fo:min-height="14cm"/>
    </style:style>
    <style:style style:name="pr3" style:family="presentation" style:parent-style-name="AbstractYellow-notes">
      <style:graphic-properties draw:fill-color="#ffffff" fo:min-height="14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100pt" style:font-size-asian="100pt" style:font-size-complex="100pt"/>
    </style:style>
    <style:style style:name="P5" style:family="paragraph">
      <style:text-properties fo:font-size="72pt" style:font-size-asian="72pt" style:font-size-complex="72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100pt" style:font-size-asian="100pt" style:font-size-complex="100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draw:frame presentation:style-name="pr1" draw:text-style-name="P1" draw:layer="layout" svg:width="25.2cm" svg:height="2.6cm" svg:x="1.4cm" svg:y="0.6cm" presentation:class="title">
          <draw:text-box>
            <text:p><text:span text:style-name="T1">Cómo añadir letras de alabanzas a:</text:span></text:p>
          </draw:text-box>
        </draw:frame>
        <draw:frame draw:style-name="gr1" draw:text-style-name="P2" draw:layer="layout" svg:width="7.6cm" svg:height="6.6cm" svg:x="1.6cm" svg:y="6.2cm">
          <draw:image xlink:href="Pictures/1000020100000080000000805F442DC6.png" xlink:type="simple" xlink:show="embed" xlink:actuate="onLoad">
            <text:p/>
          </draw:image>
        </draw:frame>
        <draw:frame draw:style-name="gr2" draw:text-style-name="P3" draw:layer="layout" svg:width="8.27cm" svg:height="2.618cm" svg:x="1.253cm" svg:y="3.382cm">
          <draw:text-box>
            <text:p><text:span text:style-name="T2">OpenLP</text:span></text:p>
          </draw:text-box>
        </draw:frame>
        <draw:frame draw:style-name="gr1" draw:text-style-name="P2" draw:layer="layout" svg:width="13.2cm" svg:height="10cm" svg:x="14cm" svg:y="4.4cm">
          <draw:image xlink:href="Pictures/100000000000027000000196EC4AFF3A.png" xlink:type="simple" xlink:show="embed" xlink:actuate="onLoad">
            <text:p/>
          </draw:image>
        </draw:frame>
        <draw:frame draw:style-name="gr3" draw:text-style-name="P4" draw:layer="layout" svg:width="2.559cm" svg:height="4.74cm" svg:x="10cm" svg:y="7.4cm">
          <draw:text-box>
            <text:p><text:span text:style-name="T3">+</text:span></text:p>
          </draw:text-box>
        </draw:frame>
        <draw:frame draw:style-name="gr2" draw:text-style-name="P5" draw:layer="layout" svg:width="10.247cm" svg:height="3.088cm" svg:x="15.301cm" svg:y="7.463cm">
          <draw:text-box>
            <text:p><text:span text:style-name="T4">¿Cómo?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draw:frame draw:style-name="gr5" draw:text-style-name="P2" draw:layer="layout" svg:width="9.03cm" svg:height="9.03cm" svg:x="3cm" svg:y="4.64cm">
          <draw:image xlink:href="Pictures/1000020100000140000001401331E3A2.png" xlink:type="simple" xlink:show="embed" xlink:actuate="onLoad">
            <text:p/>
          </draw:image>
        </draw:frame>
        <draw:g xml:id="id1" draw:id="id1">
          <draw:custom-shape draw:style-name="gr6" draw:text-style-name="P2" draw:layer="layout" svg:width="5cm" svg:height="2.6cm" svg:x="16.8cm" svg:y="8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7" draw:text-style-name="P2" draw:layer="layout" svg:width="1.75cm" svg:height="2.022cm" svg:x="19.3cm" svg:y="8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2" draw:layer="layout" svg:width="0.942cm" svg:height="1.089cm" svg:x="19.704cm" svg:y="9.2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9" draw:text-style-name="P2" draw:layer="layout" svg:x1="16.8cm" svg:y1="9.5cm" svg:x2="11.51cm" svg:y2="11.755cm" draw:start-shape="id1" draw:start-glue-point="3" svg:d="m16800 9500h-2895v2255h-2395" svg:viewBox="0 0 5291 2256">
          <text:p/>
        </draw:connector>
        <draw:frame draw:style-name="gr2" draw:text-style-name="P6" draw:layer="layout" svg:width="4.261cm" svg:height="1.195cm" svg:x="4.8cm" svg:y="4.405cm">
          <draw:text-box>
            <text:p text:style-name="P6"><text:span text:style-name="T5">Pantalla 1</text:span></text:p>
          </draw:text-box>
        </draw:frame>
        <draw:frame draw:style-name="gr2" draw:text-style-name="P6" draw:layer="layout" svg:width="4.261cm" svg:height="1.195cm" svg:x="17.139cm" svg:y="5.838cm">
          <draw:text-box>
            <text:p text:style-name="P6"><text:span text:style-name="T5">Pantalla 2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41cm" fo:text-indent="0cm"/>
      <style:text-properties fo:font-size="19.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61cm" fo:text-indent="0cm"/>
      <style:text-properties fo:font-size="16.299999237060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15.755cm" svg:x="0.003cm" svg:y="0.003cm">
        <draw:image xlink:href="Pictures/10000201000003AF000002125DD13140.png" xlink:type="simple" xlink:show="embed" xlink:actuate="onLoad">
          <text:p/>
        </draw:image>
      </draw:frame>
      <draw:frame presentation:style-name="AbstractYellow-title" draw:layer="backgroundobjects" svg:width="25.2cm" svg:height="2.6cm" svg:x="1.4cm" svg:y="0.6cm" presentation:class="title" presentation:placeholder="true">
        <draw:text-box/>
      </draw:frame>
      <draw:frame presentation:style-name="AbstractYellow-outline1" draw:layer="backgroundobjects" svg:width="25.2cm" svg:height="9.135cm" svg:x="1.4cm" svg:y="3.799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chin-id </meta:initial-creator>
    <meta:creation-date>2014-01-05T21:11:27.744386601</meta:creation-date>
    <dc:date>2014-01-08T21:20:44.46</dc:date>
    <meta:editing-duration>PT5M31S</meta:editing-duration>
    <meta:editing-cycles>4</meta:editing-cycles>
    <meta:generator>LibreOffice/3.6$Windows_x86 LibreOffice_project/2ef5aff-a6fb0ff-166bdff-cf087ad-0f1389</meta:generator>
    <meta:document-statistic meta:object-count="52"/>
  </office:meta>
</office:document-meta>
</file>